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Rewrite EditableTextModule (look at “editable update.txt”).</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Saving and loading layers as projects (set of layers).</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text:s/><text:soft-page-break/>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text:s/><text:soft-page-break/>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text:s/><text:soft-page-break/>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soft-page-break/>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soft-page-break/>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0-30T00:19:00Z</dc:date>
    <meta:template xlink:href="Normal.dotm" xlink:type="simple"/>
    <meta:editing-cycles>731</meta:editing-cycles>
    <meta:editing-duration>PT1390980S</meta:editing-duration>
    <meta:document-statistic meta:page-count="6" meta:paragraph-count="23" meta:word-count="1788" meta:character-count="11962" meta:row-count="84" meta:non-whitespace-character-count="10197"/>
  </office:meta>
</office:document-meta>
</file>